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a1fa9a" officeooo:paragraph-rsid="00a1fa9a"/>
    </style:style>
    <style:style style:name="P2" style:family="paragraph" style:parent-style-name="Text_20_body">
      <style:paragraph-properties fo:line-height="200%"/>
      <style:text-properties fo:font-weight="normal" officeooo:paragraph-rsid="00333b6e" style:font-weight-asian="normal" style:font-weight-complex="normal"/>
    </style:style>
    <style:style style:name="P3" style:family="paragraph" style:parent-style-name="Text_20_body">
      <style:paragraph-properties fo:line-height="200%"/>
      <style:text-properties fo:font-weight="normal" officeooo:paragraph-rsid="00b244c3" style:font-weight-asian="normal" style:font-weight-complex="normal"/>
    </style:style>
    <style:style style:name="P4" style:family="paragraph" style:parent-style-name="Text_20_body">
      <style:paragraph-properties fo:line-height="200%"/>
      <style:text-properties style:font-name="Times New Roman" fo:font-size="10pt" style:text-underline-style="solid" style:text-underline-width="auto" style:text-underline-color="font-color" fo:font-weight="bold" officeooo:paragraph-rsid="00333b6e" style:font-size-asian="10pt" style:font-weight-asian="bold" style:font-name-complex="Times New Roman1" style:font-size-complex="10pt" style:font-weight-complex="bold"/>
    </style:style>
    <style:style style:name="P5" style:family="paragraph" style:parent-style-name="Text_20_body">
      <style:paragraph-properties fo:line-height="200%"/>
      <style:text-properties style:font-name="Times New Roman" fo:font-size="10pt" fo:font-weight="bold" officeooo:paragraph-rsid="00333b6e" style:font-size-asian="10pt" style:font-weight-asian="bold" style:font-name-complex="Times New Roman1" style:font-size-complex="10pt" style:font-weight-complex="bold"/>
    </style:style>
    <style:style style:name="P6" style:family="paragraph" style:parent-style-name="Text_20_body">
      <style:paragraph-properties fo:line-height="200%"/>
      <style:text-properties style:font-name="Times New Roman" fo:font-size="10pt" fo:font-weight="normal" officeooo:paragraph-rsid="00333b6e" style:font-size-asian="10pt" style:font-weight-asian="normal" style:font-name-complex="Times New Roman1" style:font-size-complex="10pt" style:font-weight-complex="normal"/>
    </style:style>
    <style:style style:name="P7" style:family="paragraph" style:parent-style-name="Text_20_body">
      <style:paragraph-properties fo:line-height="200%"/>
      <style:text-properties style:font-name="Times New Roman" fo:font-size="10pt" fo:font-weight="normal" officeooo:paragraph-rsid="00b4a38b" style:font-size-asian="10pt" style:font-weight-asian="normal" style:font-name-complex="Times New Roman1" style:font-size-complex="10pt" style:font-weight-complex="normal"/>
    </style:style>
    <style:style style:name="P8" style:family="paragraph" style:parent-style-name="Text_20_body">
      <style:paragraph-properties fo:line-height="200%"/>
      <style:text-properties style:font-name="Times New Roman" fo:font-size="10pt" fo:font-weight="normal" officeooo:paragraph-rsid="00b9ca3a" style:font-size-asian="10pt" style:font-weight-asian="normal" style:font-name-complex="Times New Roman1" style:font-size-complex="10pt" style:font-weight-complex="normal"/>
    </style:style>
    <style:style style:name="P9" style:family="paragraph" style:parent-style-name="Text_20_body">
      <style:paragraph-properties fo:line-height="200%"/>
      <style:text-properties style:font-name="Times New Roman" fo:font-size="10pt" fo:font-weight="normal" officeooo:paragraph-rsid="00c26a59" style:font-size-asian="10pt" style:font-weight-asian="normal" style:font-name-complex="Times New Roman1" style:font-size-complex="10pt" style:font-weight-complex="normal"/>
    </style:style>
    <style:style style:name="P10" style:family="paragraph" style:parent-style-name="Text_20_body">
      <style:paragraph-properties fo:line-height="200%"/>
      <style:text-properties fo:font-style="italic" officeooo:paragraph-rsid="00c26a59" style:font-style-asian="italic" style:font-style-complex="italic"/>
    </style:style>
    <style:style style:name="P11" style:family="paragraph" style:parent-style-name="Text_20_body">
      <style:paragraph-properties fo:line-height="200%"/>
      <style:text-properties officeooo:paragraph-rsid="00333b6e"/>
    </style:style>
    <style:style style:name="P12" style:family="paragraph" style:parent-style-name="Text_20_body">
      <style:paragraph-properties fo:line-height="200%"/>
      <style:text-properties officeooo:paragraph-rsid="00cc363c"/>
    </style:style>
    <style:style style:name="P13" style:family="paragraph" style:parent-style-name="Text_20_body">
      <style:paragraph-properties fo:line-height="200%"/>
      <style:text-properties style:font-name="Times New Roman" fo:font-size="10pt" fo:font-weight="normal" officeooo:paragraph-rsid="00cc363c" style:font-size-asian="10pt" style:font-weight-asian="normal" style:font-name-complex="Times New Roman1" style:font-size-complex="10pt" style:font-weight-complex="normal"/>
    </style:style>
    <style:style style:name="T1" style:family="text">
      <style:text-properties fo:font-style="italic" officeooo:rsid="00b9ca3a"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Times New Roman"/>
    </style:style>
    <style:style style:name="T4" style:family="text">
      <style:text-properties style:font-name="Times New Roman" fo:font-size="10pt" style:font-size-asian="10pt" style:font-name-complex="Times New Roman1" style:font-size-complex="10pt"/>
    </style:style>
    <style:style style:name="T5" style:family="text">
      <style:text-properties style:font-name="Times New Roman" fo:font-size="10pt" officeooo:rsid="00d6b4cd" style:font-size-asian="10pt" style:font-name-complex="Times New Roman1" style:font-size-complex="10pt"/>
    </style:style>
    <style:style style:name="T6" style:family="text">
      <style:text-properties style:font-name="Times New Roman" fo:font-size="10pt" fo:font-style="italic" style:font-size-asian="10pt" style:font-style-asian="italic" style:font-name-complex="Times New Roman1" style:font-size-complex="10pt" style:font-style-complex="italic"/>
    </style:style>
    <style:style style:name="T7" style:family="text">
      <style:text-properties style:font-name="Times New Roman" fo:font-size="10pt" fo:font-style="italic" fo:font-weight="normal" style:font-size-asian="10pt" style:font-style-asian="italic" style:font-weight-asian="normal" style:font-name-complex="Times New Roman1" style:font-size-complex="10pt" style:font-style-complex="italic" style:font-weight-complex="normal"/>
    </style:style>
    <style:style style:name="T8" style:family="text">
      <style:text-properties style:font-name="Times New Roman" fo:font-size="10pt"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T9" style:family="text">
      <style:text-properties style:font-name="Times New Roman" fo:font-size="10pt" fo:font-weight="normal" style:font-size-asian="10pt" style:font-weight-asian="normal" style:font-name-complex="Times New Roman1" style:font-size-complex="10pt" style:font-weight-complex="normal"/>
    </style:style>
    <style:style style:name="T10" style:family="text">
      <style:text-properties style:font-name="Times New Roman" fo:font-size="10pt" fo:font-style="normal" fo:font-weight="normal" officeooo:rsid="00bb7589" style:font-size-asian="10pt" style:font-style-asian="normal" style:font-weight-asian="normal" style:font-name-complex="Times New Roman1" style:font-size-complex="10pt" style:font-style-complex="normal" style:font-weight-complex="normal"/>
    </style:style>
    <style:style style:name="T11" style:family="text">
      <style:text-properties style:font-name="Times New Roman" fo:font-size="10pt" fo:font-style="normal" fo:font-weight="normal" officeooo:rsid="00c94f35" style:font-size-asian="10pt" style:font-style-asian="normal" style:font-weight-asian="normal" style:font-name-complex="Times New Roman1" style:font-size-complex="10pt" style:font-style-complex="normal" style:font-weight-complex="normal"/>
    </style:style>
    <style:style style:name="T12" style:family="text">
      <style:text-properties style:font-name="Times New Roman" fo:font-size="10pt" fo:font-style="normal" fo:font-weight="normal" officeooo:rsid="00d0dc8f" style:font-size-asian="10pt" style:font-style-asian="normal" style:font-weight-asian="normal" style:font-name-complex="Times New Roman1" style:font-size-complex="10pt" style:font-style-complex="normal" style:font-weight-complex="normal"/>
    </style:style>
    <style:style style:name="T13" style:family="text">
      <style:text-properties style:font-name="Times New Roman" fo:font-size="10pt" fo:font-style="normal" fo:font-weight="normal" style:font-size-asian="10pt" style:font-style-asian="normal" style:font-weight-asian="normal" style:font-name-complex="Times New Roman1" style:font-size-complex="10pt" style:font-weight-complex="normal"/>
    </style:style>
    <style:style style:name="T14" style:family="text">
      <style:text-properties style:font-name="Times New Roman" fo:font-size="10pt" fo:font-style="normal" fo:font-weight="normal" officeooo:rsid="00ce8e2e" style:font-size-asian="10pt" style:font-style-asian="normal" style:font-weight-asian="normal" style:font-name-complex="Times New Roman1" style:font-size-complex="10pt" style:font-weight-complex="normal"/>
    </style:style>
    <style:style style:name="T15" style:family="text">
      <style:text-properties style:font-name="Times New Roman" fo:font-size="10pt" fo:font-style="normal" style:text-underline-style="none" fo:font-weight="normal" officeooo:rsid="00bb7589" style:font-size-asian="10pt" style:font-style-asian="normal" style:font-weight-asian="normal" style:font-name-complex="Times New Roman1" style:font-size-complex="10pt" style:font-style-complex="normal" style:font-weight-complex="normal"/>
    </style:style>
    <style:style style:name="T16" style:family="text">
      <style:text-properties style:font-name="Times New Roman" fo:font-size="10pt" fo:font-style="normal" style:text-underline-style="none" fo:font-weight="normal" officeooo:rsid="00c94f35" style:font-size-asian="10pt" style:font-style-asian="normal" style:font-weight-asian="normal" style:font-name-complex="Times New Roman1" style:font-size-complex="10pt" style:font-style-complex="normal" style:font-weight-complex="normal"/>
    </style:style>
    <style:style style:name="T17" style:family="text">
      <style:text-properties style:font-name="Times New Roman" fo:font-size="10pt" fo:font-style="normal" style:text-underline-style="none" fo:font-weight="normal" officeooo:rsid="00ce8e2e" style:font-size-asian="10pt" style:font-style-asian="normal" style:font-weight-asian="normal" style:font-name-complex="Times New Roman1" style:font-size-complex="10pt" style:font-style-complex="normal" style:font-weight-complex="normal"/>
    </style:style>
    <style:style style:name="T18" style:family="text">
      <style:text-properties style:font-name="Times New Roman" fo:font-size="12pt" style:font-size-asian="12pt" style:font-size-complex="12pt"/>
    </style:style>
    <style:style style:name="T19" style:family="text">
      <style:text-properties style:font-name="Times New Roman" fo:font-style="normal" style:font-style-asian="normal"/>
    </style:style>
    <style:style style:name="T20" style:family="text">
      <style:text-properties fo:font-style="normal" style:font-style-asian="normal"/>
    </style:style>
    <style:style style:name="T21" style:family="text">
      <style:text-properties fo:font-style="normal" officeooo:rsid="00bb7589" style:font-style-asian="normal" style:font-style-complex="normal"/>
    </style:style>
    <style:style style:name="T22" style:family="text">
      <style:text-properties fo:font-style="normal" style:text-underline-style="none" officeooo:rsid="00bb7589" style:font-style-asian="normal" style:font-style-complex="normal"/>
    </style:style>
    <style:style style:name="T23" style:family="text">
      <style:text-properties fo:font-style="normal" style:text-underline-style="none" officeooo:rsid="00c94f35" style:font-style-asian="normal" style:font-style-complex="normal"/>
    </style:style>
    <style:style style:name="T24" style:family="text">
      <style:text-properties officeooo:rsid="00ce8e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Overview Report: Research on HoneyBadgerBFT Asynchronous Consensus Protocol</text:p>
      <text:p text:style-name="P5">Overview:</text:p>
      <text:p text:style-name="P6"><text:tab/>This research aims to perform an in-depth study on the HoneyBadgerBFT asynchronous consensus protocol, with a focus on its designs and limitations. The primary goal is to contribute to the understanding of HoneyBadgerBFT's strengths and weaknesses while exploring its practicality. The research should possibly propose optimizations or new features. The research will involve analysis, simulations, and potentially the development of new practical implementations.</text:p>
      <text:p text:style-name="P5">Project Introduction and Objectives:</text:p>
      <text:p text:style-name="P7"><text:tab/>The objective of this research is to investigate the HoneyBadgerBFT consensus protocol, considering both its theoretical foundation and its practical implications. The key research objective questions to address include:</text:p>
      <text:p text:style-name="P7">What are the underlying principles and cryptographic techniques used in the HoneyBadgerBFT protocol?</text:p>
      <text:p text:style-name="P7">How does HoneyBadgerBFT compare to other consensus algorithms in terms of performance, security, and decentralization?</text:p>
      <text:p text:style-name="P7">What are the practical challenges in implementing and deploying HoneyBadgerBFT in real-world scenarios?</text:p>
      <text:p text:style-name="P7">Can the protocol be optimized for scalability and efficiency while maintaining its Byzantine fault tolerance and asynchronous properties?</text:p>
      <text:p text:style-name="P7">Are there potential applications beyond blockchain that can benefit from HoneyBadgerBFT's asynchronous design?</text:p>
      <text:p text:style-name="P5">Resource Projections:</text:p>
      <text:p text:style-name="P6"><text:tab/>The research project is anticipated to require the following resources:</text:p>
      <text:p text:style-name="P3"><text:span text:style-name="T6">Time</text:span><text:span text:style-name="T4">: Approximately 3 to 4 years for comprehensive research, experimentation, and thesis write-up.</text:span></text:p>
      <text:p text:style-name="P3"><text:span text:style-name="T6">Personnel</text:span><text:span text:style-name="T4">: The primary researcher, advisors, and potential collaboration with industry leaders for discussions and review.</text:span></text:p>
      <text:p text:style-name="P2"><text:span text:style-name="T6">Computational Resources</text:span><text:span text:style-name="T4">: Access to computing clusters for simulation experiments such as AWS, Azure, Tor.</text:span></text:p>
      <text:p text:style-name="P2"><text:soft-page-break/><text:span text:style-name="T6">Literature</text:span><text:span text:style-name="T4">: Readings of academic papers, research articles, and technical documentation related to consensus algorithms, cryptography, and </text:span><text:span text:style-name="T5">blockchain</text:span><text:span text:style-name="T4">.</text:span></text:p>
      <text:p text:style-name="P5">Milestones and Deliverables:</text:p>
      <text:p text:style-name="P6"><text:span text:style-name="T2">Year 1:</text:span><text:span text:style-name="T19">Idea Concept Paper leading </text:span><text:span text:style-name="T3">to Doctoral Dissertation Idea Paper.</text:span></text:p>
      <text:p text:style-name="P6"><text:span text:style-name="T2">Year 2:</text:span><text:span text:style-name="T22">Design </text:span><text:span text:style-name="T23">and Develop test network.</text:span></text:p>
      <text:p text:style-name="P11"><text:span text:style-name="T7">Year 3:</text:span><text:span text:style-name="T10">Implement and </text:span><text:span text:style-name="T11">analyze.</text:span></text:p>
      <text:p text:style-name="P8"><text:span text:style-name="T1">Year 4:</text:span><text:span text:style-name="T21">Write dissertation.</text:span></text:p>
      <text:p text:style-name="P5">Scheduled Completions:</text:p>
      <text:p text:style-name="P12"><text:span text:style-name="T8">Year 1:</text:span><text:span text:style-name="T13">Idea Concept Paper </text:span><text:span text:style-name="T14">and </text:span><text:span text:style-name="T9">Doctoral Dissertation Idea Paper.</text:span></text:p>
      <text:p text:style-name="P12"><text:span text:style-name="T8">Year 2:</text:span><text:span text:style-name="T15">Design </text:span><text:span text:style-name="T17">document</text:span><text:span text:style-name="T15"> </text:span><text:span text:style-name="T16">and </text:span><text:span text:style-name="T17">code base for test network.</text:span></text:p>
      <text:p text:style-name="P12"><text:span text:style-name="T7">Year 3:</text:span><text:span text:style-name="T10">Implement</text:span><text:span text:style-name="T12">ation of test network on multiple nodes</text:span><text:span text:style-name="T10"> and </text:span><text:span text:style-name="T11">analyz</text:span><text:span text:style-name="T12">ing.</text:span></text:p>
      <text:p text:style-name="P13"><text:span text:style-name="T1">Year 4:</text:span><text:span text:style-name="T21">Write dissertation.</text:span></text:p>
      <text:p text:style-name="P6"><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1fa9a" officeooo:paragraph-rsid="00a1fa9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c Webb</text:p>
        <text:p text:style-name="MP1">N01927543</text:p>
        <text:p text:style-name="MP1">ew774@mynsu.nova.edu</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4-01-12T13:05:47.280518358</dc:date>
    <meta:editing-duration>PT5H2M52S</meta:editing-duration>
    <meta:editing-cycles>61</meta:editing-cycles>
    <meta:generator>LibreOffice/6.4.7.2$Linux_X86_64 LibreOffice_project/40$Build-2</meta:generator>
    <meta:document-statistic meta:table-count="0" meta:image-count="0" meta:object-count="0" meta:page-count="2" meta:paragraph-count="30" meta:word-count="312" meta:character-count="2416" meta:non-whitespace-character-count="2129"/>
  </office:meta>
</office:document-meta>
</file>